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0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733" table:style-name="ce30">
            <text:p>7733</text:p>
          </table:table-cell>
          <table:table-cell office:value-type="float" office:value="6890.0700000000006" table:style-name="ce33">
            <text:p>6890.07</text:p>
          </table:table-cell>
          <table:table-cell office:value-type="float" office:value="12297" table:style-name="ce50">
            <text:p>12297</text:p>
          </table:table-cell>
          <table:table-cell office:value-type="float" office:value="11304.230000000032" table:style-name="ce51">
            <text:p>11304.23</text:p>
          </table:table-cell>
          <table:table-cell office:value-type="float" office:value="6871" table:style-name="ce53">
            <text:p>6871</text:p>
          </table:table-cell>
          <table:table-cell office:value-type="float" office:value="6613.5800000000036" table:style-name="ce66">
            <text:p>6613.58</text:p>
          </table:table-cell>
          <table:table-cell office:value-type="float" office:value="2326" table:style-name="ce68">
            <text:p>2326</text:p>
          </table:table-cell>
          <table:table-cell office:value-type="float" office:value="2271.7999999999993" table:style-name="ce69">
            <text:p>2271.8</text:p>
          </table:table-cell>
          <table:table-cell office:value-type="float" office:value="227" table:style-name="ce83">
            <text:p>227</text:p>
          </table:table-cell>
          <table:table-cell office:value-type="float" office:value="225.36" table:style-name="ce86">
            <text:p>225.36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454" table:content-validation-name="val2" table:style-name="ce108">
            <text:p>29,454</text:p>
          </table:table-cell>
          <table:table-cell office:value-type="float" office:value="27305.040000000034" table:content-validation-name="val2" table:style-name="ce109">
            <text:p>27,305</text:p>
          </table:table-cell>
          <table:table-cell office:value-type="float" office:value="1715" table:style-name="ce111">
            <text:p>1715</text:p>
          </table:table-cell>
          <table:table-cell office:value-type="float" office:value="1556.8099999999959" table:style-name="ce120">
            <text:p>1556.81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715" table:style-name="ce148">
            <text:p>1,715</text:p>
          </table:table-cell>
          <table:table-cell office:value-type="float" office:value="1556.8099999999959" table:style-name="ce146">
            <text:p>1,556.81</text:p>
          </table:table-cell>
          <table:table-cell office:value-type="float" office:value="31169" table:content-validation-name="val2" table:style-name="ce149">
            <text:p>31,169</text:p>
          </table:table-cell>
          <table:table-cell office:value-type="float" office:value="28861.850000000028" table:content-validation-name="val2" table:style-name="ce167">
            <text:p>28,862</text:p>
          </table:table-cell>
          <table:table-cell office:value-type="currency" office:value="68814281.390000001" table:content-validation-name="val1" table:style-name="ce10">
            <text:p>£68,814,281.39</text:p>
          </table:table-cell>
          <table:table-cell office:value-type="currency" office:value="7606567.3900000108" table:content-validation-name="val1" table:style-name="ce10">
            <text:p>£7,606,567.39</text:p>
          </table:table-cell>
          <table:table-cell office:value-type="currency" office:value="44081.540000000008" table:content-validation-name="val1" table:style-name="ce10">
            <text:p>£44,081.54</text:p>
          </table:table-cell>
          <table:table-cell office:value-type="currency" office:value="652996.95000000007" table:content-validation-name="val1" table:style-name="ce10">
            <text:p>£652,996.95</text:p>
          </table:table-cell>
          <table:table-cell office:value-type="currency" office:value="15199831.09" table:content-validation-name="val1" table:style-name="ce10">
            <text:p>£15,199,831.09</text:p>
          </table:table-cell>
          <table:table-cell office:value-type="currency" office:value="7816823.8800000008" table:content-validation-name="val1" table:style-name="ce10">
            <text:p>£7,816,823.88</text:p>
          </table:table-cell>
          <table:table-cell office:value-type="currency" office:value="100134582.24000002" table:style-name="ce11">
            <text:p>£100,134,582.24</text:p>
          </table:table-cell>
          <table:table-cell office:value-type="currency" office:value="10913599.699999999" table:content-validation-name="val1" table:style-name="ce12">
            <text:p>£10,913,599.70</text:p>
          </table:table-cell>
          <table:table-cell office:value-type="currency" office:value="2298909.63" table:content-validation-name="val1" table:style-name="ce12">
            <text:p>£2,298,909.63</text:p>
          </table:table-cell>
          <table:table-cell office:value-type="currency" office:value="13212509.329999998" table:style-name="ce11">
            <text:p>£13,212,509.33</text:p>
          </table:table-cell>
          <table:table-cell office:value-type="currency" office:value="113347091.57000002" table:style-name="ce13">
            <text:p>£113,347,091.57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74" table:style-name="ce31">
            <text:p>374</text:p>
          </table:table-cell>
          <table:table-cell office:value-type="float" office:value="301.62" table:style-name="ce32">
            <text:p>301.62</text:p>
          </table:table-cell>
          <table:table-cell office:value-type="float" office:value="242" table:style-name="ce49">
            <text:p>242</text:p>
          </table:table-cell>
          <table:table-cell office:value-type="float" office:value="223.6" table:style-name="ce52">
            <text:p>223.6</text:p>
          </table:table-cell>
          <table:table-cell office:value-type="float" office:value="336" table:style-name="ce54">
            <text:p>336</text:p>
          </table:table-cell>
          <table:table-cell office:value-type="float" office:value="320.86" table:style-name="ce65">
            <text:p>320.86</text:p>
          </table:table-cell>
          <table:table-cell office:value-type="float" office:value="44" table:style-name="ce67">
            <text:p>44</text:p>
          </table:table-cell>
          <table:table-cell office:value-type="float" office:value="43.6" table:style-name="ce70">
            <text:p>43.6</text:p>
          </table:table-cell>
          <table:table-cell office:value-type="float" office:value="9" table:style-name="ce84">
            <text:p>9</text:p>
          </table:table-cell>
          <table:table-cell office:value-type="float" office:value="9" table:style-name="ce85">
            <text:p>9</text:p>
          </table:table-cell>
          <table:table-cell office:value-type="float" office:value="7" table:style-name="ce88">
            <text:p>7</text:p>
          </table:table-cell>
          <table:table-cell office:value-type="float" office:value="0.87" table:style-name="ce90">
            <text:p>0.87</text:p>
          </table:table-cell>
          <table:table-cell office:value-type="float" office:value="1012" table:content-validation-name="val2" table:style-name="ce102">
            <text:p>1,012</text:p>
          </table:table-cell>
          <table:table-cell office:value-type="float" office:value="899.55000000000007" table:content-validation-name="val2" table:style-name="ce110">
            <text:p>90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3" table:style-name="ce134">
            <text:p>3</text:p>
          </table:table-cell>
          <table:table-cell office:value-type="float" office:value="3" table:style-name="ce136">
            <text:p>3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4" table:style-name="ce143">
            <text:p>4</text:p>
          </table:table-cell>
          <table:table-cell office:value-type="float" office:value="4" table:style-name="ce144">
            <text:p>4</text:p>
          </table:table-cell>
          <table:table-cell office:value-type="float" office:value="1016" table:content-validation-name="val2" table:style-name="ce162">
            <text:p>1,016</text:p>
          </table:table-cell>
          <table:table-cell office:value-type="float" office:value="903.55000000000007" table:content-validation-name="val2" table:style-name="ce161">
            <text:p>904</text:p>
          </table:table-cell>
          <table:table-cell office:value-type="currency" office:value="2100190.9099999936" table:content-validation-name="val1" table:style-name="ce10">
            <text:p>£2,100,190.91</text:p>
          </table:table-cell>
          <table:table-cell office:value-type="currency" office:value="13064.570000000005" table:content-validation-name="val1" table:style-name="ce10">
            <text:p>£13,064.5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15977.83000000019" table:content-validation-name="val1" table:style-name="ce10">
            <text:p>£115,977.83</text:p>
          </table:table-cell>
          <table:table-cell office:value-type="currency" office:value="426351.46000000008" table:content-validation-name="val1" table:style-name="ce10">
            <text:p>£426,351.46</text:p>
          </table:table-cell>
          <table:table-cell office:value-type="currency" office:value="211340.21000000011" table:content-validation-name="val1" table:style-name="ce10">
            <text:p>£211,340.21</text:p>
          </table:table-cell>
          <table:table-cell office:value-type="currency" office:value="2866924.9799999935" table:style-name="ce11">
            <text:p>£2,866,924.98</text:p>
          </table:table-cell>
          <table:table-cell office:value-type="currency" office:value="58805" table:content-validation-name="val1" table:style-name="ce12">
            <text:p>£58,805.00</text:p>
          </table:table-cell>
          <table:table-cell office:value-type="currency" office:value="61125" table:content-validation-name="val1" table:style-name="ce12">
            <text:p>£61,125.00</text:p>
          </table:table-cell>
          <table:table-cell office:value-type="currency" office:value="119930" table:style-name="ce11">
            <text:p>£119,930.00</text:p>
          </table:table-cell>
          <table:table-cell office:value-type="currency" office:value="2986854.9799999935" table:style-name="ce13">
            <text:p>£2,986,854.9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28" table:style-name="ce29">
            <text:p>228</text:p>
          </table:table-cell>
          <table:table-cell office:value-type="float" office:value="221.1" table:style-name="ce34">
            <text:p>221.1</text:p>
          </table:table-cell>
          <table:table-cell office:value-type="float" office:value="482" table:style-name="ce41">
            <text:p>482</text:p>
          </table:table-cell>
          <table:table-cell office:value-type="float" office:value="470.5" table:style-name="ce48">
            <text:p>470.5</text:p>
          </table:table-cell>
          <table:table-cell office:value-type="float" office:value="249" table:style-name="ce55">
            <text:p>249</text:p>
          </table:table-cell>
          <table:table-cell office:value-type="float" office:value="242.8" table:style-name="ce56">
            <text:p>242.8</text:p>
          </table:table-cell>
          <table:table-cell office:value-type="float" office:value="43" table:style-name="ce59">
            <text:p>43</text:p>
          </table:table-cell>
          <table:table-cell office:value-type="float" office:value="43" table:style-name="ce78">
            <text:p>43</text:p>
          </table:table-cell>
          <table:table-cell office:value-type="float" office:value="8" table:style-name="ce80">
            <text:p>8</text:p>
          </table:table-cell>
          <table:table-cell office:value-type="float" office:value="8" table:style-name="ce81">
            <text:p>8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010" table:content-validation-name="val2" table:style-name="ce102">
            <text:p>1,010</text:p>
          </table:table-cell>
          <table:table-cell office:value-type="float" office:value="985.40000000000009" table:content-validation-name="val2" table:style-name="ce104">
            <text:p>985</text:p>
          </table:table-cell>
          <table:table-cell office:value-type="float" office:value="42" table:style-name="ce106">
            <text:p>42</text:p>
          </table:table-cell>
          <table:table-cell office:value-type="float" office:value="41.3" table:style-name="ce115">
            <text:p>41.3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47" table:style-name="ce143">
            <text:p>47</text:p>
          </table:table-cell>
          <table:table-cell office:value-type="float" office:value="46.3" table:style-name="ce142">
            <text:p>46.30</text:p>
          </table:table-cell>
          <table:table-cell office:value-type="float" office:value="1057" table:content-validation-name="val2" table:style-name="ce162">
            <text:p>1,057</text:p>
          </table:table-cell>
          <table:table-cell office:value-type="float" office:value="1031.7" table:content-validation-name="val2" table:style-name="ce163">
            <text:p>1,032</text:p>
          </table:table-cell>
          <table:table-cell office:value-type="currency" office:value="2841547.63" table:content-validation-name="val1" table:style-name="ce10">
            <text:p>£2,841,547.63</text:p>
          </table:table-cell>
          <table:table-cell office:value-type="currency" office:value="130757.81999999999" table:content-validation-name="val1" table:style-name="ce10">
            <text:p>£130,757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2747" table:content-validation-name="val1" table:style-name="ce10">
            <text:p>£32,747.00</text:p>
          </table:table-cell>
          <table:table-cell office:value-type="currency" office:value="610362.6" table:content-validation-name="val1" table:style-name="ce10">
            <text:p>£610,362.60</text:p>
          </table:table-cell>
          <table:table-cell office:value-type="currency" office:value="300774.63" table:content-validation-name="val1" table:style-name="ce10">
            <text:p>£300,774.63</text:p>
          </table:table-cell>
          <table:table-cell office:value-type="currency" office:value="3916189.6799999997" table:style-name="ce11">
            <text:p>£3,916,189.68</text:p>
          </table:table-cell>
          <table:table-cell office:value-type="currency" office:value="240665" table:content-validation-name="val1" table:style-name="ce12">
            <text:p>£240,665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40665" table:style-name="ce11">
            <text:p>£240,665.00</text:p>
          </table:table-cell>
          <table:table-cell office:value-type="currency" office:value="4156854.6799999997" table:style-name="ce13">
            <text:p>£4,156,854.6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8" table:style-name="ce36">
            <text:p>8</text:p>
          </table:table-cell>
          <table:table-cell office:value-type="float" office:value="7.6" table:style-name="ce38">
            <text:p>7.6</text:p>
          </table:table-cell>
          <table:table-cell office:value-type="float" office:value="6" table:style-name="ce43">
            <text:p>6</text:p>
          </table:table-cell>
          <table:table-cell office:value-type="float" office:value="5.8" table:style-name="ce47">
            <text:p>5.8</text:p>
          </table:table-cell>
          <table:table-cell office:value-type="float" office:value="40" table:style-name="ce60">
            <text:p>40</text:p>
          </table:table-cell>
          <table:table-cell office:value-type="float" office:value="39.799999999999997" table:style-name="ce57">
            <text:p>39.8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0.8" table:style-name="ce82">
            <text:p>0.8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56" table:content-validation-name="val2" table:style-name="ce102">
            <text:p>56</text:p>
          </table:table-cell>
          <table:table-cell office:value-type="float" office:value="54.999999999999993" table:content-validation-name="val2" table:style-name="ce103">
            <text:p>55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56" table:content-validation-name="val2" table:style-name="ce162">
            <text:p>56</text:p>
          </table:table-cell>
          <table:table-cell office:value-type="float" office:value="54.999999999999993" table:content-validation-name="val2" table:style-name="ce164">
            <text:p>55</text:p>
          </table:table-cell>
          <table:table-cell office:value-type="currency" office:value="155154.65" table:content-validation-name="val1" table:style-name="ce10">
            <text:p>£155,154.65</text:p>
          </table:table-cell>
          <table:table-cell office:value-type="currency" office:value="989.67" table:content-validation-name="val1" table:style-name="ce10">
            <text:p>£989.6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2513.96" table:content-validation-name="val1" table:style-name="ce10">
            <text:p>£32,513.96</text:p>
          </table:table-cell>
          <table:table-cell office:value-type="currency" office:value="16292.82" table:content-validation-name="val1" table:style-name="ce10">
            <text:p>£16,292.82</text:p>
          </table:table-cell>
          <table:table-cell office:value-type="currency" office:value="204951.1" table:style-name="ce11">
            <text:p>£204,951.1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4951.1" table:style-name="ce13">
            <text:p>£204,951.1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8" table:style-name="ce35">
            <text:p>68</text:p>
          </table:table-cell>
          <table:table-cell office:value-type="float" office:value="65.900000000000006" table:style-name="ce37">
            <text:p>65.9</text:p>
          </table:table-cell>
          <table:table-cell office:value-type="float" office:value="77" table:style-name="ce44">
            <text:p>77</text:p>
          </table:table-cell>
          <table:table-cell office:value-type="float" office:value="75.349999999999994" table:style-name="ce46">
            <text:p>75.35</text:p>
          </table:table-cell>
          <table:table-cell office:value-type="float" office:value="67" table:style-name="ce61">
            <text:p>67</text:p>
          </table:table-cell>
          <table:table-cell office:value-type="float" office:value="65.69" table:style-name="ce63">
            <text:p>65.69</text:p>
          </table:table-cell>
          <table:table-cell office:value-type="float" office:value="16" table:style-name="ce71">
            <text:p>16</text:p>
          </table:table-cell>
          <table:table-cell office:value-type="float" office:value="16" table:style-name="ce73">
            <text:p>16</text:p>
          </table:table-cell>
          <table:table-cell office:value-type="float" office:value="4" table:style-name="ce75">
            <text:p>4</text:p>
          </table:table-cell>
          <table:table-cell office:value-type="float" office:value="4" table:style-name="ce92">
            <text:p>4</text:p>
          </table:table-cell>
          <table:table-cell office:value-type="float" office:value="6" table:style-name="ce94">
            <text:p>6</text:p>
          </table:table-cell>
          <table:table-cell office:value-type="float" office:value="1.28" table:style-name="ce95">
            <text:p>1.28</text:p>
          </table:table-cell>
          <table:table-cell office:value-type="float" office:value="238" table:content-validation-name="val2" table:style-name="ce102">
            <text:p>238</text:p>
          </table:table-cell>
          <table:table-cell office:value-type="float" office:value="228.22" table:content-validation-name="val2" table:style-name="ce125">
            <text:p>228</text:p>
          </table:table-cell>
          <table:table-cell office:value-type="float" office:value="6" table:style-name="ce105">
            <text:p>6</text:p>
          </table:table-cell>
          <table:table-cell office:value-type="float" office:value="6" table:style-name="ce114">
            <text:p>6</text:p>
          </table:table-cell>
          <table:table-cell office:value-type="float" office:value="1" table:style-name="ce118">
            <text:p>1</text:p>
          </table:table-cell>
          <table:table-cell office:value-type="float" office:value="0.4" table:style-name="ce169">
            <text:p>0.4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7" table:style-name="ce143">
            <text:p>7</text:p>
          </table:table-cell>
          <table:table-cell office:value-type="float" office:value="6.4" table:style-name="ce147">
            <text:p>6.40</text:p>
          </table:table-cell>
          <table:table-cell office:value-type="float" office:value="245" table:content-validation-name="val2" table:style-name="ce162">
            <text:p>245</text:p>
          </table:table-cell>
          <table:table-cell office:value-type="float" office:value="234.62" table:content-validation-name="val2" table:style-name="ce165">
            <text:p>235</text:p>
          </table:table-cell>
          <table:table-cell office:value-type="currency" office:value="642639.21" table:content-validation-name="val1" table:style-name="ce10">
            <text:p>£642,639.21</text:p>
          </table:table-cell>
          <table:table-cell office:value-type="currency" office:value="94646.21" table:content-validation-name="val1" table:style-name="ce10">
            <text:p>£94,646.21</text:p>
          </table:table-cell>
          <table:table-cell office:value-type="currency" office:value="16250" table:content-validation-name="val1" table:style-name="ce10">
            <text:p>£16,250.00</text:p>
          </table:table-cell>
          <table:table-cell office:value-type="currency" office:value="17875.580000000002" table:content-validation-name="val1" table:style-name="ce10">
            <text:p>£17,875.58</text:p>
          </table:table-cell>
          <table:table-cell office:value-type="currency" office:value="137726.96" table:content-validation-name="val1" table:style-name="ce10">
            <text:p>£137,726.96</text:p>
          </table:table-cell>
          <table:table-cell office:value-type="currency" office:value="83553.039999999994" table:content-validation-name="val1" table:style-name="ce10">
            <text:p>£83,553.04</text:p>
          </table:table-cell>
          <table:table-cell office:value-type="currency" office:value="992690.99999999988" table:style-name="ce11">
            <text:p>£992,691.00</text:p>
          </table:table-cell>
          <table:table-cell office:value-type="currency" office:value="58001.37" table:content-validation-name="val1" table:style-name="ce12">
            <text:p>£58,001.3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58001.37" table:style-name="ce11">
            <text:p>£58,001.37</text:p>
          </table:table-cell>
          <table:table-cell office:value-type="currency" office:value="1050692.3699999999" table:style-name="ce13">
            <text:p>£1,050,692.37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9" table:style-name="ce40">
            <text:p>9</text:p>
          </table:table-cell>
          <table:table-cell office:value-type="float" office:value="9" table:style-name="ce39">
            <text:p>9</text:p>
          </table:table-cell>
          <table:table-cell office:value-type="float" office:value="12" table:style-name="ce42">
            <text:p>12</text:p>
          </table:table-cell>
          <table:table-cell office:value-type="float" office:value="10.8" table:style-name="ce45">
            <text:p>10.8</text:p>
          </table:table-cell>
          <table:table-cell office:value-type="float" office:value="91" table:style-name="ce62">
            <text:p>91</text:p>
          </table:table-cell>
          <table:table-cell office:value-type="float" office:value="88.74" table:style-name="ce64">
            <text:p>88.74</text:p>
          </table:table-cell>
          <table:table-cell office:value-type="float" office:value="5" table:style-name="ce72">
            <text:p>5</text:p>
          </table:table-cell>
          <table:table-cell office:value-type="float" office:value="4.59" table:style-name="ce74">
            <text:p>4.59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6">
            <text:p>1</text:p>
          </table:table-cell>
          <table:table-cell office:value-type="float" office:value="119" table:content-validation-name="val2" table:style-name="ce101">
            <text:p>119</text:p>
          </table:table-cell>
          <table:table-cell office:value-type="float" office:value="115.13" table:content-validation-name="val2" table:style-name="ce101">
            <text:p>115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2" table:style-name="ce170">
            <text:p>2</text:p>
          </table:table-cell>
          <table:table-cell office:value-type="float" office:value="2" table:style-name="ce171">
            <text:p>2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2" table:style-name="ce151">
            <text:p>2</text:p>
          </table:table-cell>
          <table:table-cell office:value-type="float" office:value="2" table:style-name="ce150">
            <text:p>2.0</text:p>
          </table:table-cell>
          <table:table-cell office:value-type="float" office:value="121" table:content-validation-name="val2" table:style-name="ce166">
            <text:p>121</text:p>
          </table:table-cell>
          <table:table-cell office:value-type="float" office:value="117.13" table:content-validation-name="val2" table:style-name="ce166">
            <text:p>117</text:p>
          </table:table-cell>
          <table:table-cell office:value-type="currency" office:value="285954.72000000003" table:content-validation-name="val1" table:style-name="ce10">
            <text:p>£285,954.72</text:p>
          </table:table-cell>
          <table:table-cell office:value-type="currency" office:value="7902.7800000000007" table:content-validation-name="val1" table:style-name="ce10">
            <text:p>£7,902.78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6400.03" table:content-validation-name="val1" table:style-name="ce10">
            <text:p>£56,400.03</text:p>
          </table:table-cell>
          <table:table-cell office:value-type="currency" office:value="31481.09" table:content-validation-name="val1" table:style-name="ce10">
            <text:p>£31,481.09</text:p>
          </table:table-cell>
          <table:table-cell office:value-type="currency" office:value="381738.62000000005" table:style-name="ce11">
            <text:p>£381,738.62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1586.080000000002" table:content-validation-name="val1" table:style-name="ce12">
            <text:p>£21,586.08</text:p>
          </table:table-cell>
          <table:table-cell office:value-type="currency" office:value="21586.080000000002" table:style-name="ce11">
            <text:p>£21,586.08</text:p>
          </table:table-cell>
          <table:table-cell office:value-type="currency" office:value="403324.70000000007" table:style-name="ce13">
            <text:p>£403,324.70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Raji Mathew John</dc:creator>
    <meta:creation-date>2012-07-18T14:50:11Z</meta:creation-date>
    <dc:date>2017-12-22T10:19:39Z</dc:date>
  </office:meta>
</office:document-meta>
</file>